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ns0:document-content xmlns:oooc="http://openoffice.org/2004/calc" xmlns:ns0="urn:oasis:names:tc:opendocument:xmlns:office:1.0" ns0:version="1.0">
  <ns0:scripts/>
  <ns0:font-face-decls>
    <ns1:font-face xmlns:ns1="urn:oasis:names:tc:opendocument:xmlns:style:1.0" xmlns:ns2="urn:oasis:names:tc:opendocument:xmlns:svg-compatible:1.0" ns1:font-pitch="variable" ns1:name="Bitstream Vera Sans" ns2:font-family="'Bitstream Vera Sans'"/>
    <ns1:font-face xmlns:ns1="urn:oasis:names:tc:opendocument:xmlns:style:1.0" xmlns:ns2="urn:oasis:names:tc:opendocument:xmlns:svg-compatible:1.0" ns1:font-pitch="variable" ns1:name="Nimbus Sans L1" ns2:font-family="'Nimbus Sans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automatic-styles>
    <ns1:style xmlns:ns1="urn:oasis:names:tc:opendocument:xmlns:style:1.0" ns1:family="table-column" ns1:name="co1">
      <ns1:table-column-properties xmlns:ns2="urn:oasis:names:tc:opendocument:xmlns:xsl-fo-compatible:1.0" ns1:column-width="0.7972in" ns2:break-before="auto"/>
    </ns1:style>
    <ns1:style xmlns:ns1="urn:oasis:names:tc:opendocument:xmlns:style:1.0" ns1:family="table-column" ns1:name="co2">
      <ns1:table-column-properties xmlns:ns2="urn:oasis:names:tc:opendocument:xmlns:xsl-fo-compatible:1.0" ns1:column-width="2.0154in" ns2:break-before="auto"/>
    </ns1:style>
    <ns1:style xmlns:ns1="urn:oasis:names:tc:opendocument:xmlns:style:1.0" ns1:family="table-column" ns1:name="co3">
      <ns1:table-column-properties xmlns:ns2="urn:oasis:names:tc:opendocument:xmlns:xsl-fo-compatible:1.0" ns1:column-width="1.078in" ns2:break-before="auto"/>
    </ns1:style>
    <ns1:style xmlns:ns1="urn:oasis:names:tc:opendocument:xmlns:style:1.0" ns1:family="table-column" ns1:name="co4">
      <ns1:table-column-properties xmlns:ns2="urn:oasis:names:tc:opendocument:xmlns:xsl-fo-compatible:1.0" ns1:column-width="0.8925in" ns2:break-before="auto"/>
    </ns1:style>
    <ns1:style xmlns:ns1="urn:oasis:names:tc:opendocument:xmlns:style:1.0" ns1:family="table-column" ns1:name="co5">
      <ns1:table-column-properties xmlns:ns2="urn:oasis:names:tc:opendocument:xmlns:xsl-fo-compatible:1.0" ns1:column-width="0.6138in" ns2:break-before="auto"/>
    </ns1:style>
    <ns1:style xmlns:ns1="urn:oasis:names:tc:opendocument:xmlns:style:1.0" ns1:family="table-column" ns1:name="co6">
      <ns1:table-column-properties xmlns:ns2="urn:oasis:names:tc:opendocument:xmlns:xsl-fo-compatible:1.0" ns1:column-width="0.6465in" ns2:break-before="auto"/>
    </ns1:style>
    <ns1:style xmlns:ns1="urn:oasis:names:tc:opendocument:xmlns:style:1.0" ns1:family="table-row" ns1:name="ro1">
      <ns1:table-row-properties xmlns:ns2="urn:oasis:names:tc:opendocument:xmlns:xsl-fo-compatible:1.0" ns1:row-height="0.189in" ns1:use-optimal-row-height="true" ns2:break-before="auto"/>
    </ns1:style>
    <ns1:style xmlns:ns1="urn:oasis:names:tc:opendocument:xmlns:style:1.0" ns1:family="table-row" ns1:name="ro2">
      <ns1:table-row-properties xmlns:ns2="urn:oasis:names:tc:opendocument:xmlns:xsl-fo-compatible:1.0" ns1:row-height="0.322in" ns1:use-optimal-row-height="true" ns2:break-before="auto"/>
    </ns1:style>
    <ns1:style xmlns:ns1="urn:oasis:names:tc:opendocument:xmlns:style:1.0" ns1:family="table" ns1:master-page-name="Default" ns1:name="ta1">
      <ns1:table-properties xmlns:ns2="urn:oasis:names:tc:opendocument:xmlns:table:1.0" ns1:writing-mode="lr-tb" ns2:display="true"/>
    </ns1:style>
    <ns1:style xmlns:ns1="urn:oasis:names:tc:opendocument:xmlns:style:1.0" ns1:family="table-cell" ns1:name="ce1" ns1:parent-style-name="Default">
      <ns1:text-properties ns1:font-name="Bitstream Vera Sans"/>
    </ns1:style>
    <ns1:style xmlns:ns1="urn:oasis:names:tc:opendocument:xmlns:style:1.0" ns1:family="table-cell" ns1:name="ce2" ns1:parent-style-name="Default">
      <ns1:text-properties xmlns:ns2="urn:oasis:names:tc:opendocument:xmlns:xsl-fo-compatible:1.0" ns1:font-name="Bitstream Vera Sans" ns2:font-size="18pt"/>
    </ns1:style>
    <ns1:style xmlns:ns1="urn:oasis:names:tc:opendocument:xmlns:style:1.0" ns1:family="table-cell" ns1:name="ce3" ns1:parent-style-name="Default">
      <ns1:table-cell-properties xmlns:ns2="urn:oasis:names:tc:opendocument:xmlns:xsl-fo-compatible:1.0" ns2:background-color="#000000"/>
      <ns1:text-properties xmlns:ns2="urn:oasis:names:tc:opendocument:xmlns:xsl-fo-compatible:1.0" ns1:font-name="Bitstream Vera Sans" ns2:font-weight="bold"/>
    </ns1:style>
  </ns0:automatic-styles>
  <ns0:body>
    <ns0:spreadsheet>
      <ns1:table xmlns:ns1="urn:oasis:names:tc:opendocument:xmlns:table:1.0" ns1:name="Sheet1" ns1:print="false" ns1:style-name="ta1">
        <ns1:table-column ns1:default-cell-style-name="ce1" ns1:style-name="co1"/>
        <ns1:table-column ns1:default-cell-style-name="ce1" ns1:style-name="co2"/>
        <ns1:table-column ns1:default-cell-style-name="ce1" ns1:style-name="co3"/>
        <ns1:table-column ns1:default-cell-style-name="ce1" ns1:style-name="co4"/>
        <ns1:table-column ns1:default-cell-style-name="ce1" ns1:style-name="co5"/>
        <ns1:table-column ns1:default-cell-style-name="ce1" ns1:style-name="co6"/>
        <ns1:table-column ns1:default-cell-style-name="ce1" ns1:number-columns-repeated="250" ns1:style-name="co4"/>
        <ns1:table-row ns1:style-name="ro1">
          <ns1:table-cell ns1:number-columns-repeated="256"/>
        </ns1:table-row>
        <ns1:table-row ns1:style-name="ro2">
          <ns1:table-cell ns0:value-type="string" ns1:style-name="ce2">
            <ns2:p xmlns:ns2="urn:oasis:names:tc:opendocument:xmlns:text:1.0">${PROJECT} Project Summary</ns2:p>
          </ns1:table-cell>
          <ns1:table-cell ns1:number-columns-repeated="255" ns1:style-name="ce2"/>
        </ns1:table-row>
        <ns1:table-row ns1:style-name="ro1">
          <ns1:table-cell ns1:number-columns-repeated="256"/>
        </ns1:table-row>
        <ns1:table-row ns1:style-name="ro1">
          <ns1:table-cell ns0:value-type="string">
            <ns2:p xmlns:ns2="urn:oasis:names:tc:opendocument:xmlns:text:1.0">Total Device Count</ns2:p>
          </ns1:table-cell>
          <ns1:table-cell ns1:number-columns-repeated="2"/>
          <ns1:table-cell ns0:value-type="string">
            <ns2:p xmlns:ns2="urn:oasis:names:tc:opendocument:xmlns:text:1.0">${DEVICES}</ns2:p>
          </ns1:table-cell>
          <ns1:table-cell ns1:number-columns-repeated="252"/>
        </ns1:table-row>
        <ns1:table-row ns1:style-name="ro1">
          <ns1:table-cell ns1:number-columns-repeated="256"/>
        </ns1:table-row>
        <ns1:table-row ns1:style-name="ro1">
          <ns1:table-cell ns0:value-type="string" ns1:style-name="ce3">
            <ns2:p xmlns:ns2="urn:oasis:names:tc:opendocument:xmlns:text:1.0">Quant</ns2:p>
          </ns1:table-cell>
          <ns1:table-cell ns0:value-type="string" ns1:style-name="ce3">
            <ns2:p xmlns:ns2="urn:oasis:names:tc:opendocument:xmlns:text:1.0">Desc</ns2:p>
          </ns1:table-cell>
          <ns1:table-cell ns0:value-type="string" ns1:style-name="ce3">
            <ns2:p xmlns:ns2="urn:oasis:names:tc:opendocument:xmlns:text:1.0">Vendor</ns2:p>
          </ns1:table-cell>
          <ns1:table-cell ns0:value-type="string" ns1:style-name="ce3">
            <ns2:p xmlns:ns2="urn:oasis:names:tc:opendocument:xmlns:text:1.0">Package</ns2:p>
          </ns1:table-cell>
          <ns1:table-cell ns0:value-type="string" ns1:style-name="ce3">
            <ns2:p xmlns:ns2="urn:oasis:names:tc:opendocument:xmlns:text:1.0">Val</ns2:p>
          </ns1:table-cell>
          <ns1:table-cell ns0:value-type="string" ns1:style-name="ce3">
            <ns2:p xmlns:ns2="urn:oasis:names:tc:opendocument:xmlns:text:1.0">Tol</ns2:p>
          </ns1:table-cell>
          <ns1:table-cell ns0:value-type="string" ns1:style-name="ce3">
            <ns2:p xmlns:ns2="urn:oasis:names:tc:opendocument:xmlns:text:1.0">Total</ns2:p>
          </ns1:table-cell>
          <ns1:table-cell ns0:value-type="string" ns1:style-name="ce3">
            <ns2:p xmlns:ns2="urn:oasis:names:tc:opendocument:xmlns:text:1.0">Distributor</ns2:p>
          </ns1:table-cell>
          <ns1:table-cell ns0:value-type="string" ns1:style-name="ce3">
            <ns2:p xmlns:ns2="urn:oasis:names:tc:opendocument:xmlns:text:1.0">Qty</ns2:p>
          </ns1:table-cell>
          <ns1:table-cell ns1:number-columns-repeated="247" ns1:style-name="ce3"/>
        </ns1:table-row>
        <ns1:table-row ns1:style-name="ro1">
          <ns1:table-cell ns0:value-type="string">
            <ns2:p xmlns:ns2="urn:oasis:names:tc:opendocument:xmlns:text:1.0">57</ns2:p>
          </ns1:table-cell>
          <ns1:table-cell ns0:value-type="string">
            <ns2:p xmlns:ns2="urn:oasis:names:tc:opendocument:xmlns:text:1.0">C0603C104J4RACTU</ns2:p>
          </ns1:table-cell>
          <ns1:table-cell ns0:value-type="string">
            <ns2:p xmlns:ns2="urn:oasis:names:tc:opendocument:xmlns:text:1.0">Kemet</ns2:p>
          </ns1:table-cell>
          <ns1:table-cell ns0:value-type="string">
            <ns2:p xmlns:ns2="urn:oasis:names:tc:opendocument:xmlns:text:1.0">0603</ns2:p>
          </ns1:table-cell>
          <ns1:table-cell ns0:value-type="string">
            <ns2:p xmlns:ns2="urn:oasis:names:tc:opendocument:xmlns:text:1.0">0.1uF</ns2:p>
          </ns1:table-cell>
          <ns1:table-cell ns0:value-type="string">
            <ns2:p xmlns:ns2="urn:oasis:names:tc:opendocument:xmlns:text:1.0">5%</ns2:p>
          </ns1:table-cell>
          <ns1:table-cell ns0:value="0" ns0:value-type="float" ns1:formula="oooc:=[.D4]*[.A7]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6</ns2:p>
          </ns1:table-cell>
          <ns1:table-cell ns1:number-columns-repeated="1">
            <ns2:p xmlns:ns2="urn:oasis:names:tc:opendocument:xmlns:text:1.0">C0402C103K3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402</ns2:p>
          </ns1:table-cell>
          <ns1:table-cell ns1:number-columns-repeated="1">
            <ns2:p xmlns:ns2="urn:oasis:names:tc:opendocument:xmlns:text:1.0">0.01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1</ns2:p>
          </ns1:table-cell>
          <ns1:table-cell ns1:number-columns-repeated="1">
            <ns2:p xmlns:ns2="urn:oasis:names:tc:opendocument:xmlns:text:1.0">LTST-C170TBKT</ns2:p>
          </ns1:table-cell>
          <ns1:table-cell ns1:number-columns-repeated="1">
            <ns2:p xmlns:ns2="urn:oasis:names:tc:opendocument:xmlns:text:1.0">Lumex</ns2:p>
          </ns1:table-cell>
          <ns1:table-cell ns1:number-columns-repeated="1">
            <ns2:p xmlns:ns2="urn:oasis:names:tc:opendocument:xmlns:text:1.0">080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87832-142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CS-3953M-500-B-TR</ns2:p>
          </ns1:table-cell>
          <ns1:table-cell ns1:number-columns-repeated="1">
            <ns2:p xmlns:ns2="urn:oasis:names:tc:opendocument:xmlns:text:1.0">ECS, Inc</ns2:p>
          </ns1:table-cell>
          <ns1:table-cell ns1:number-columns-repeated="1">
            <ns2:p xmlns:ns2="urn:oasis:names:tc:opendocument:xmlns:text:1.0">SMT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18DCQ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TPS79525DCQ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01DCQ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44050-0007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RJ4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H5007NL</ns2:p>
          </ns1:table-cell>
          <ns1:table-cell ns1:number-columns-repeated="1">
            <ns2:p xmlns:ns2="urn:oasis:names:tc:opendocument:xmlns:text:1.0">Pulse</ns2:p>
          </ns1:table-cell>
          <ns1:table-cell ns1:number-columns-repeated="1">
            <ns2:p xmlns:ns2="urn:oasis:names:tc:opendocument:xmlns:text:1.0">24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DP83865DVH</ns2:p>
          </ns1:table-cell>
          <ns1:table-cell ns1:number-columns-repeated="1">
            <ns2:p xmlns:ns2="urn:oasis:names:tc:opendocument:xmlns:text:1.0">National Semiconductor</ns2:p>
          </ns1:table-cell>
          <ns1:table-cell ns1:number-columns-repeated="1">
            <ns2:p xmlns:ns2="urn:oasis:names:tc:opendocument:xmlns:text:1.0">128PQF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CY7C1350G-200AXC</ns2:p>
          </ns1:table-cell>
          <ns1:table-cell ns1:number-columns-repeated="1">
            <ns2:p xmlns:ns2="urn:oasis:names:tc:opendocument:xmlns:text:1.0">Cypress</ns2:p>
          </ns1:table-cell>
          <ns1:table-cell ns1:number-columns-repeated="1">
            <ns2:p xmlns:ns2="urn:oasis:names:tc:opendocument:xmlns:text:1.0">100PQF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3S200-4PQG208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208PQF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MA-506 25.0000M-C0</ns2:p>
          </ns1:table-cell>
          <ns1:table-cell ns1:number-columns-repeated="1">
            <ns2:p xmlns:ns2="urn:oasis:names:tc:opendocument:xmlns:text:1.0">Epson Electronics America Inc</ns2:p>
          </ns1:table-cell>
          <ns1:table-cell ns1:number-columns-repeated="1">
            <ns2:p xmlns:ns2="urn:oasis:names:tc:opendocument:xmlns:text:1.0">SMD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ECJ-1VC1H080D</ns2:p>
          </ns1:table-cell>
          <ns1:table-cell ns1:number-columns-repeated="1"/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8p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MCR03EZPFX9761</ns2:p>
          </ns1:table-cell>
          <ns1:table-cell ns1:number-columns-repeated="1">
            <ns2:p xmlns:ns2="urn:oasis:names:tc:opendocument:xmlns:text:1.0">Rohm 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9.76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MCR03EZPFX3830</ns2:p>
          </ns1:table-cell>
          <ns1:table-cell ns1:number-columns-repeated="1">
            <ns2:p xmlns:ns2="urn:oasis:names:tc:opendocument:xmlns:text:1.0">Rohm 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383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5</ns2:p>
          </ns1:table-cell>
          <ns1:table-cell ns1:number-columns-repeated="1">
            <ns2:p xmlns:ns2="urn:oasis:names:tc:opendocument:xmlns:text:1.0">ERJ-3EKF49R9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9.9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7</ns2:p>
          </ns1:table-cell>
          <ns1:table-cell ns1:number-columns-repeated="1">
            <ns2:p xmlns:ns2="urn:oasis:names:tc:opendocument:xmlns:text:1.0">RC0603FR-072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.0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RC0603FR-0775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75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C0603FR-0710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.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C0603FR-0718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8.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GRM31MR71A225MA01L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.2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AJD226K025R</ns2:p>
          </ns1:table-cell>
          <ns1:table-cell ns1:number-columns-repeated="1">
            <ns2:p xmlns:ns2="urn:oasis:names:tc:opendocument:xmlns:text:1.0">AVX corporation</ns2:p>
          </ns1:table-cell>
          <ns1:table-cell ns1:number-columns-repeated="1">
            <ns2:p xmlns:ns2="urn:oasis:names:tc:opendocument:xmlns:text:1.0">7343</ns2:p>
          </ns1:table-cell>
          <ns1:table-cell ns1:number-columns-repeated="1">
            <ns2:p xmlns:ns2="urn:oasis:names:tc:opendocument:xmlns:text:1.0">22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3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8</ns2:p>
          </ns1:table-cell>
          <ns1:table-cell ns1:number-columns-repeated="1">
            <ns2:p xmlns:ns2="urn:oasis:names:tc:opendocument:xmlns:text:1.0">TAJC106K020R</ns2:p>
          </ns1:table-cell>
          <ns1:table-cell ns1:number-columns-repeated="1">
            <ns2:p xmlns:ns2="urn:oasis:names:tc:opendocument:xmlns:text:1.0">AVX corporation</ns2:p>
          </ns1:table-cell>
          <ns1:table-cell ns1:number-columns-repeated="1">
            <ns2:p xmlns:ns2="urn:oasis:names:tc:opendocument:xmlns:text:1.0">6032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3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B45197A2107K309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6032</ns2:p>
          </ns1:table-cell>
          <ns1:table-cell ns1:number-columns-repeated="1">
            <ns2:p xmlns:ns2="urn:oasis:names:tc:opendocument:xmlns:text:1.0">10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3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PPTC282LFBN-RC</ns2:p>
          </ns1:table-cell>
          <ns1:table-cell ns1:number-columns-repeated="1"/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3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65502" ns1:style-name="ro1">
          <ns1:table-cell ns1:number-columns-repeated="256"/>
        </ns1:table-row>
        <ns1:table-row ns1:style-name="ro1">
          <ns1:table-cell ns1:number-columns-repeated="256"/>
        </ns1:table-row>
      </ns1:table>
      <ns1:table xmlns:ns1="urn:oasis:names:tc:opendocument:xmlns:table:1.0" ns1:name="Sheet2" ns1:print="false" ns1:style-name="ta1">
        <ns1:table-column ns1:default-cell-style-name="Default" ns1:style-name="co4"/>
        <ns1:table-row ns1:style-name="ro1">
          <ns1:table-cell/>
        </ns1:table-row>
      </ns1:table>
      <ns1:table xmlns:ns1="urn:oasis:names:tc:opendocument:xmlns:table:1.0" ns1:name="Sheet3" ns1:print="false" ns1:style-name="ta1">
        <ns1:table-column ns1:default-cell-style-name="Default" ns1:style-name="co4"/>
        <ns1:table-row ns1:style-name="ro1">
          <ns1:table-cell/>
        </ns1:table-row>
      </ns1:table>
    </ns0:spreadsheet>
  </ns0:body>
</ns0:document-content>
</file>

<file path=content.xml><?xml version="1.0" encoding="utf-8"?>
<ns0:document-content xmlns:oooc="http://openoffice.org/2004/calc" xmlns:ns0="urn:oasis:names:tc:opendocument:xmlns:office:1.0" ns0:version="1.0">
  <ns0:scripts/>
  <ns0:font-face-decls>
    <ns1:font-face xmlns:ns1="urn:oasis:names:tc:opendocument:xmlns:style:1.0" xmlns:ns2="urn:oasis:names:tc:opendocument:xmlns:svg-compatible:1.0" ns1:font-pitch="variable" ns1:name="Bitstream Vera Sans" ns2:font-family="'Bitstream Vera Sans'"/>
    <ns1:font-face xmlns:ns1="urn:oasis:names:tc:opendocument:xmlns:style:1.0" xmlns:ns2="urn:oasis:names:tc:opendocument:xmlns:svg-compatible:1.0" ns1:font-pitch="variable" ns1:name="Nimbus Sans L1" ns2:font-family="'Nimbus Sans L'"/>
    <ns1:font-face xmlns:ns1="urn:oasis:names:tc:opendocument:xmlns:style:1.0" xmlns:ns2="urn:oasis:names:tc:opendocument:xmlns:svg-compatible:1.0" ns1:font-family-generic="swiss" ns1:font-pitch="variable" ns1:name="Nimbus Sans L" ns2:font-family="'Nimbus Sans L'"/>
  </ns0:font-face-decls>
  <ns0:automatic-styles>
    <ns1:style xmlns:ns1="urn:oasis:names:tc:opendocument:xmlns:style:1.0" ns1:family="table-column" ns1:name="co1">
      <ns1:table-column-properties xmlns:ns2="urn:oasis:names:tc:opendocument:xmlns:xsl-fo-compatible:1.0" ns1:column-width="0.7972in" ns2:break-before="auto"/>
    </ns1:style>
    <ns1:style xmlns:ns1="urn:oasis:names:tc:opendocument:xmlns:style:1.0" ns1:family="table-column" ns1:name="co2">
      <ns1:table-column-properties xmlns:ns2="urn:oasis:names:tc:opendocument:xmlns:xsl-fo-compatible:1.0" ns1:column-width="2.0154in" ns2:break-before="auto"/>
    </ns1:style>
    <ns1:style xmlns:ns1="urn:oasis:names:tc:opendocument:xmlns:style:1.0" ns1:family="table-column" ns1:name="co3">
      <ns1:table-column-properties xmlns:ns2="urn:oasis:names:tc:opendocument:xmlns:xsl-fo-compatible:1.0" ns1:column-width="1.078in" ns2:break-before="auto"/>
    </ns1:style>
    <ns1:style xmlns:ns1="urn:oasis:names:tc:opendocument:xmlns:style:1.0" ns1:family="table-column" ns1:name="co4">
      <ns1:table-column-properties xmlns:ns2="urn:oasis:names:tc:opendocument:xmlns:xsl-fo-compatible:1.0" ns1:column-width="0.8925in" ns2:break-before="auto"/>
    </ns1:style>
    <ns1:style xmlns:ns1="urn:oasis:names:tc:opendocument:xmlns:style:1.0" ns1:family="table-column" ns1:name="co5">
      <ns1:table-column-properties xmlns:ns2="urn:oasis:names:tc:opendocument:xmlns:xsl-fo-compatible:1.0" ns1:column-width="0.6138in" ns2:break-before="auto"/>
    </ns1:style>
    <ns1:style xmlns:ns1="urn:oasis:names:tc:opendocument:xmlns:style:1.0" ns1:family="table-column" ns1:name="co6">
      <ns1:table-column-properties xmlns:ns2="urn:oasis:names:tc:opendocument:xmlns:xsl-fo-compatible:1.0" ns1:column-width="0.6465in" ns2:break-before="auto"/>
    </ns1:style>
    <ns1:style xmlns:ns1="urn:oasis:names:tc:opendocument:xmlns:style:1.0" ns1:family="table-row" ns1:name="ro1">
      <ns1:table-row-properties xmlns:ns2="urn:oasis:names:tc:opendocument:xmlns:xsl-fo-compatible:1.0" ns1:row-height="0.189in" ns1:use-optimal-row-height="true" ns2:break-before="auto"/>
    </ns1:style>
    <ns1:style xmlns:ns1="urn:oasis:names:tc:opendocument:xmlns:style:1.0" ns1:family="table-row" ns1:name="ro2">
      <ns1:table-row-properties xmlns:ns2="urn:oasis:names:tc:opendocument:xmlns:xsl-fo-compatible:1.0" ns1:row-height="0.322in" ns1:use-optimal-row-height="true" ns2:break-before="auto"/>
    </ns1:style>
    <ns1:style xmlns:ns1="urn:oasis:names:tc:opendocument:xmlns:style:1.0" ns1:family="table" ns1:master-page-name="Default" ns1:name="ta1">
      <ns1:table-properties xmlns:ns2="urn:oasis:names:tc:opendocument:xmlns:table:1.0" ns1:writing-mode="lr-tb" ns2:display="true"/>
    </ns1:style>
    <ns1:style xmlns:ns1="urn:oasis:names:tc:opendocument:xmlns:style:1.0" ns1:family="table-cell" ns1:name="ce1" ns1:parent-style-name="Default">
      <ns1:text-properties ns1:font-name="Bitstream Vera Sans"/>
    </ns1:style>
    <ns1:style xmlns:ns1="urn:oasis:names:tc:opendocument:xmlns:style:1.0" ns1:family="table-cell" ns1:name="ce2" ns1:parent-style-name="Default">
      <ns1:text-properties xmlns:ns2="urn:oasis:names:tc:opendocument:xmlns:xsl-fo-compatible:1.0" ns1:font-name="Bitstream Vera Sans" ns2:font-size="18pt"/>
    </ns1:style>
    <ns1:style xmlns:ns1="urn:oasis:names:tc:opendocument:xmlns:style:1.0" ns1:family="table-cell" ns1:name="ce3" ns1:parent-style-name="Default">
      <ns1:table-cell-properties xmlns:ns2="urn:oasis:names:tc:opendocument:xmlns:xsl-fo-compatible:1.0" ns2:background-color="#000000"/>
      <ns1:text-properties xmlns:ns2="urn:oasis:names:tc:opendocument:xmlns:xsl-fo-compatible:1.0" ns1:font-name="Bitstream Vera Sans" ns2:font-weight="bold"/>
    </ns1:style>
  </ns0:automatic-styles>
  <ns0:body>
    <ns0:spreadsheet>
      <ns1:table xmlns:ns1="urn:oasis:names:tc:opendocument:xmlns:table:1.0" ns1:name="Sheet1" ns1:print="false" ns1:style-name="ta1">
        <ns1:table-column ns1:default-cell-style-name="ce1" ns1:style-name="co1"/>
        <ns1:table-column ns1:default-cell-style-name="ce1" ns1:style-name="co2"/>
        <ns1:table-column ns1:default-cell-style-name="ce1" ns1:style-name="co3"/>
        <ns1:table-column ns1:default-cell-style-name="ce1" ns1:style-name="co4"/>
        <ns1:table-column ns1:default-cell-style-name="ce1" ns1:style-name="co5"/>
        <ns1:table-column ns1:default-cell-style-name="ce1" ns1:style-name="co6"/>
        <ns1:table-column ns1:default-cell-style-name="ce1" ns1:number-columns-repeated="250" ns1:style-name="co4"/>
        <ns1:table-row ns1:style-name="ro1">
          <ns1:table-cell ns1:number-columns-repeated="256"/>
        </ns1:table-row>
        <ns1:table-row ns1:style-name="ro2">
          <ns1:table-cell ns0:value-type="string" ns1:style-name="ce2">
            <ns2:p xmlns:ns2="urn:oasis:names:tc:opendocument:xmlns:text:1.0">${PROJECT} Project Summary</ns2:p>
          </ns1:table-cell>
          <ns1:table-cell ns1:number-columns-repeated="255" ns1:style-name="ce2"/>
        </ns1:table-row>
        <ns1:table-row ns1:style-name="ro1">
          <ns1:table-cell ns1:number-columns-repeated="256"/>
        </ns1:table-row>
        <ns1:table-row ns1:style-name="ro1">
          <ns1:table-cell ns0:value-type="string">
            <ns2:p xmlns:ns2="urn:oasis:names:tc:opendocument:xmlns:text:1.0">Total Device Count</ns2:p>
          </ns1:table-cell>
          <ns1:table-cell ns1:number-columns-repeated="2"/>
          <ns1:table-cell ns0:value-type="string">
            <ns2:p xmlns:ns2="urn:oasis:names:tc:opendocument:xmlns:text:1.0">${DEVICES}</ns2:p>
          </ns1:table-cell>
          <ns1:table-cell ns1:number-columns-repeated="252"/>
        </ns1:table-row>
        <ns1:table-row ns1:style-name="ro1">
          <ns1:table-cell ns1:number-columns-repeated="256"/>
        </ns1:table-row>
        <ns1:table-row ns1:style-name="ro1">
          <ns1:table-cell ns0:value-type="string" ns1:style-name="ce3">
            <ns2:p xmlns:ns2="urn:oasis:names:tc:opendocument:xmlns:text:1.0">Quant</ns2:p>
          </ns1:table-cell>
          <ns1:table-cell ns0:value-type="string" ns1:style-name="ce3">
            <ns2:p xmlns:ns2="urn:oasis:names:tc:opendocument:xmlns:text:1.0">Desc</ns2:p>
          </ns1:table-cell>
          <ns1:table-cell ns0:value-type="string" ns1:style-name="ce3">
            <ns2:p xmlns:ns2="urn:oasis:names:tc:opendocument:xmlns:text:1.0">Vendor</ns2:p>
          </ns1:table-cell>
          <ns1:table-cell ns0:value-type="string" ns1:style-name="ce3">
            <ns2:p xmlns:ns2="urn:oasis:names:tc:opendocument:xmlns:text:1.0">Package</ns2:p>
          </ns1:table-cell>
          <ns1:table-cell ns0:value-type="string" ns1:style-name="ce3">
            <ns2:p xmlns:ns2="urn:oasis:names:tc:opendocument:xmlns:text:1.0">Val</ns2:p>
          </ns1:table-cell>
          <ns1:table-cell ns0:value-type="string" ns1:style-name="ce3">
            <ns2:p xmlns:ns2="urn:oasis:names:tc:opendocument:xmlns:text:1.0">Tol</ns2:p>
          </ns1:table-cell>
          <ns1:table-cell ns0:value-type="string" ns1:style-name="ce3">
            <ns2:p xmlns:ns2="urn:oasis:names:tc:opendocument:xmlns:text:1.0">Total</ns2:p>
          </ns1:table-cell>
          <ns1:table-cell ns0:value-type="string" ns1:style-name="ce3">
            <ns2:p xmlns:ns2="urn:oasis:names:tc:opendocument:xmlns:text:1.0">Distributor</ns2:p>
          </ns1:table-cell>
          <ns1:table-cell ns0:value-type="string" ns1:style-name="ce3">
            <ns2:p xmlns:ns2="urn:oasis:names:tc:opendocument:xmlns:text:1.0">Qty</ns2:p>
          </ns1:table-cell>
          <ns1:table-cell ns1:number-columns-repeated="247" ns1:style-name="ce3"/>
        </ns1:table-row>
        <ns1:table-row ns1:style-name="ro1">
          <ns1:table-cell ns0:value-type="string">
            <ns2:p xmlns:ns2="urn:oasis:names:tc:opendocument:xmlns:text:1.0">57</ns2:p>
          </ns1:table-cell>
          <ns1:table-cell ns0:value-type="string">
            <ns2:p xmlns:ns2="urn:oasis:names:tc:opendocument:xmlns:text:1.0">C0603C104J4RACTU</ns2:p>
          </ns1:table-cell>
          <ns1:table-cell ns0:value-type="string">
            <ns2:p xmlns:ns2="urn:oasis:names:tc:opendocument:xmlns:text:1.0">Kemet</ns2:p>
          </ns1:table-cell>
          <ns1:table-cell ns0:value-type="string">
            <ns2:p xmlns:ns2="urn:oasis:names:tc:opendocument:xmlns:text:1.0">0603</ns2:p>
          </ns1:table-cell>
          <ns1:table-cell ns0:value-type="string">
            <ns2:p xmlns:ns2="urn:oasis:names:tc:opendocument:xmlns:text:1.0">0.1uF</ns2:p>
          </ns1:table-cell>
          <ns1:table-cell ns0:value-type="string">
            <ns2:p xmlns:ns2="urn:oasis:names:tc:opendocument:xmlns:text:1.0">5%</ns2:p>
          </ns1:table-cell>
          <ns1:table-cell ns0:value="0" ns0:value-type="float" ns1:formula="oooc:=[.D4]*[.A7]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6</ns2:p>
          </ns1:table-cell>
          <ns1:table-cell ns1:number-columns-repeated="1">
            <ns2:p xmlns:ns2="urn:oasis:names:tc:opendocument:xmlns:text:1.0">C0402C103K3RACTU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0402</ns2:p>
          </ns1:table-cell>
          <ns1:table-cell ns1:number-columns-repeated="1">
            <ns2:p xmlns:ns2="urn:oasis:names:tc:opendocument:xmlns:text:1.0">0.01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1</ns2:p>
          </ns1:table-cell>
          <ns1:table-cell ns1:number-columns-repeated="1">
            <ns2:p xmlns:ns2="urn:oasis:names:tc:opendocument:xmlns:text:1.0">LTST-C170TBKT</ns2:p>
          </ns1:table-cell>
          <ns1:table-cell ns1:number-columns-repeated="1">
            <ns2:p xmlns:ns2="urn:oasis:names:tc:opendocument:xmlns:text:1.0">Lumex</ns2:p>
          </ns1:table-cell>
          <ns1:table-cell ns1:number-columns-repeated="1">
            <ns2:p xmlns:ns2="urn:oasis:names:tc:opendocument:xmlns:text:1.0">080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87832-1420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ECS-3953M-500-B-TR</ns2:p>
          </ns1:table-cell>
          <ns1:table-cell ns1:number-columns-repeated="1">
            <ns2:p xmlns:ns2="urn:oasis:names:tc:opendocument:xmlns:text:1.0">ECS, Inc</ns2:p>
          </ns1:table-cell>
          <ns1:table-cell ns1:number-columns-repeated="1">
            <ns2:p xmlns:ns2="urn:oasis:names:tc:opendocument:xmlns:text:1.0">SMT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18DCQ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TPS79525DCQ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PS79501DCQR</ns2:p>
          </ns1:table-cell>
          <ns1:table-cell ns1:number-columns-repeated="1">
            <ns2:p xmlns:ns2="urn:oasis:names:tc:opendocument:xmlns:text:1.0">Texas Instruments</ns2:p>
          </ns1:table-cell>
          <ns1:table-cell ns1:number-columns-repeated="1">
            <ns2:p xmlns:ns2="urn:oasis:names:tc:opendocument:xmlns:text:1.0">SOT-223-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44050-0007</ns2:p>
          </ns1:table-cell>
          <ns1:table-cell ns1:number-columns-repeated="1">
            <ns2:p xmlns:ns2="urn:oasis:names:tc:opendocument:xmlns:text:1.0">Molex</ns2:p>
          </ns1:table-cell>
          <ns1:table-cell ns1:number-columns-repeated="1">
            <ns2:p xmlns:ns2="urn:oasis:names:tc:opendocument:xmlns:text:1.0">RJ45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H5007NL</ns2:p>
          </ns1:table-cell>
          <ns1:table-cell ns1:number-columns-repeated="1">
            <ns2:p xmlns:ns2="urn:oasis:names:tc:opendocument:xmlns:text:1.0">Pulse</ns2:p>
          </ns1:table-cell>
          <ns1:table-cell ns1:number-columns-repeated="1">
            <ns2:p xmlns:ns2="urn:oasis:names:tc:opendocument:xmlns:text:1.0">24SOIC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DP83865DVH</ns2:p>
          </ns1:table-cell>
          <ns1:table-cell ns1:number-columns-repeated="1">
            <ns2:p xmlns:ns2="urn:oasis:names:tc:opendocument:xmlns:text:1.0">National Semiconductor</ns2:p>
          </ns1:table-cell>
          <ns1:table-cell ns1:number-columns-repeated="1">
            <ns2:p xmlns:ns2="urn:oasis:names:tc:opendocument:xmlns:text:1.0">128PQF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CY7C1350G-200AXC</ns2:p>
          </ns1:table-cell>
          <ns1:table-cell ns1:number-columns-repeated="1">
            <ns2:p xmlns:ns2="urn:oasis:names:tc:opendocument:xmlns:text:1.0">Cypress</ns2:p>
          </ns1:table-cell>
          <ns1:table-cell ns1:number-columns-repeated="1">
            <ns2:p xmlns:ns2="urn:oasis:names:tc:opendocument:xmlns:text:1.0">100PQF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XC3S200-4PQG208C</ns2:p>
          </ns1:table-cell>
          <ns1:table-cell ns1:number-columns-repeated="1">
            <ns2:p xmlns:ns2="urn:oasis:names:tc:opendocument:xmlns:text:1.0">Xilinx</ns2:p>
          </ns1:table-cell>
          <ns1:table-cell ns1:number-columns-repeated="1">
            <ns2:p xmlns:ns2="urn:oasis:names:tc:opendocument:xmlns:text:1.0">208PQFP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1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MA-506 25.0000M-C0</ns2:p>
          </ns1:table-cell>
          <ns1:table-cell ns1:number-columns-repeated="1">
            <ns2:p xmlns:ns2="urn:oasis:names:tc:opendocument:xmlns:text:1.0">Epson Electronics America Inc</ns2:p>
          </ns1:table-cell>
          <ns1:table-cell ns1:number-columns-repeated="1">
            <ns2:p xmlns:ns2="urn:oasis:names:tc:opendocument:xmlns:text:1.0">SMD</ns2:p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2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2</ns2:p>
          </ns1:table-cell>
          <ns1:table-cell ns1:number-columns-repeated="1">
            <ns2:p xmlns:ns2="urn:oasis:names:tc:opendocument:xmlns:text:1.0">ECJ-1VC1H080D</ns2:p>
          </ns1:table-cell>
          <ns1:table-cell ns1:number-columns-repeated="1"/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8p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MCR03EZPFX9761</ns2:p>
          </ns1:table-cell>
          <ns1:table-cell ns1:number-columns-repeated="1">
            <ns2:p xmlns:ns2="urn:oasis:names:tc:opendocument:xmlns:text:1.0">Rohm 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9.76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MCR03EZPFX3830</ns2:p>
          </ns1:table-cell>
          <ns1:table-cell ns1:number-columns-repeated="1">
            <ns2:p xmlns:ns2="urn:oasis:names:tc:opendocument:xmlns:text:1.0">Rohm 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383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5</ns2:p>
          </ns1:table-cell>
          <ns1:table-cell ns1:number-columns-repeated="1">
            <ns2:p xmlns:ns2="urn:oasis:names:tc:opendocument:xmlns:text:1.0">ERJ-3EKF49R9V</ns2:p>
          </ns1:table-cell>
          <ns1:table-cell ns1:number-columns-repeated="1">
            <ns2:p xmlns:ns2="urn:oasis:names:tc:opendocument:xmlns:text:1.0">Panasonic - ECG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49.9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4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7</ns2:p>
          </ns1:table-cell>
          <ns1:table-cell ns1:number-columns-repeated="1">
            <ns2:p xmlns:ns2="urn:oasis:names:tc:opendocument:xmlns:text:1.0">RC0603FR-072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2.0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5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RC0603FR-0775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75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6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C0603FR-0710K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0.0k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7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RC0603FR-0718RL</ns2:p>
          </ns1:table-cell>
          <ns1:table-cell ns1:number-columns-repeated="1">
            <ns2:p xmlns:ns2="urn:oasis:names:tc:opendocument:xmlns:text:1.0">Yaego America</ns2:p>
          </ns1:table-cell>
          <ns1:table-cell ns1:number-columns-repeated="1">
            <ns2:p xmlns:ns2="urn:oasis:names:tc:opendocument:xmlns:text:1.0">0603</ns2:p>
          </ns1:table-cell>
          <ns1:table-cell ns1:number-columns-repeated="1">
            <ns2:p xmlns:ns2="urn:oasis:names:tc:opendocument:xmlns:text:1.0">18.0</ns2:p>
          </ns1:table-cell>
          <ns1:table-cell ns1:number-columns-repeated="1">
            <ns2:p xmlns:ns2="urn:oasis:names:tc:opendocument:xmlns:text:1.0">1%</ns2:p>
          </ns1:table-cell>
          <ns1:table-cell ns0:value-type="float" ns1:formula="oooc:=[.D4]*[.A28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GRM31MR71A225MA01L</ns2:p>
          </ns1:table-cell>
          <ns1:table-cell ns1:number-columns-repeated="1">
            <ns2:p xmlns:ns2="urn:oasis:names:tc:opendocument:xmlns:text:1.0">muRata</ns2:p>
          </ns1:table-cell>
          <ns1:table-cell ns1:number-columns-repeated="1">
            <ns2:p xmlns:ns2="urn:oasis:names:tc:opendocument:xmlns:text:1.0">1206</ns2:p>
          </ns1:table-cell>
          <ns1:table-cell ns1:number-columns-repeated="1">
            <ns2:p xmlns:ns2="urn:oasis:names:tc:opendocument:xmlns:text:1.0">2.2uF</ns2:p>
          </ns1:table-cell>
          <ns1:table-cell ns1:number-columns-repeated="1">
            <ns2:p xmlns:ns2="urn:oasis:names:tc:opendocument:xmlns:text:1.0"/>
          </ns1:table-cell>
          <ns1:table-cell ns0:value-type="float" ns1:formula="oooc:=[.D4]*[.A29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TAJD226K025R</ns2:p>
          </ns1:table-cell>
          <ns1:table-cell ns1:number-columns-repeated="1">
            <ns2:p xmlns:ns2="urn:oasis:names:tc:opendocument:xmlns:text:1.0">AVX corporation</ns2:p>
          </ns1:table-cell>
          <ns1:table-cell ns1:number-columns-repeated="1">
            <ns2:p xmlns:ns2="urn:oasis:names:tc:opendocument:xmlns:text:1.0">7343</ns2:p>
          </ns1:table-cell>
          <ns1:table-cell ns1:number-columns-repeated="1">
            <ns2:p xmlns:ns2="urn:oasis:names:tc:opendocument:xmlns:text:1.0">22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30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8</ns2:p>
          </ns1:table-cell>
          <ns1:table-cell ns1:number-columns-repeated="1">
            <ns2:p xmlns:ns2="urn:oasis:names:tc:opendocument:xmlns:text:1.0">TAJC106K020R</ns2:p>
          </ns1:table-cell>
          <ns1:table-cell ns1:number-columns-repeated="1">
            <ns2:p xmlns:ns2="urn:oasis:names:tc:opendocument:xmlns:text:1.0">AVX corporation</ns2:p>
          </ns1:table-cell>
          <ns1:table-cell ns1:number-columns-repeated="1">
            <ns2:p xmlns:ns2="urn:oasis:names:tc:opendocument:xmlns:text:1.0">6032</ns2:p>
          </ns1:table-cell>
          <ns1:table-cell ns1:number-columns-repeated="1">
            <ns2:p xmlns:ns2="urn:oasis:names:tc:opendocument:xmlns:text:1.0">1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31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4</ns2:p>
          </ns1:table-cell>
          <ns1:table-cell ns1:number-columns-repeated="1">
            <ns2:p xmlns:ns2="urn:oasis:names:tc:opendocument:xmlns:text:1.0">B45197A2107K309</ns2:p>
          </ns1:table-cell>
          <ns1:table-cell ns1:number-columns-repeated="1">
            <ns2:p xmlns:ns2="urn:oasis:names:tc:opendocument:xmlns:text:1.0">Kemet</ns2:p>
          </ns1:table-cell>
          <ns1:table-cell ns1:number-columns-repeated="1">
            <ns2:p xmlns:ns2="urn:oasis:names:tc:opendocument:xmlns:text:1.0">6032</ns2:p>
          </ns1:table-cell>
          <ns1:table-cell ns1:number-columns-repeated="1">
            <ns2:p xmlns:ns2="urn:oasis:names:tc:opendocument:xmlns:text:1.0">100uF</ns2:p>
          </ns1:table-cell>
          <ns1:table-cell ns1:number-columns-repeated="1">
            <ns2:p xmlns:ns2="urn:oasis:names:tc:opendocument:xmlns:text:1.0">10%</ns2:p>
          </ns1:table-cell>
          <ns1:table-cell ns0:value-type="float" ns1:formula="oooc:=[.D4]*[.A32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1" ns1:style-name="ro1">
          <ns1:table-cell ns1:number-columns-repeated="1">
            <ns2:p xmlns:ns2="urn:oasis:names:tc:opendocument:xmlns:text:1.0">1</ns2:p>
          </ns1:table-cell>
          <ns1:table-cell ns1:number-columns-repeated="1">
            <ns2:p xmlns:ns2="urn:oasis:names:tc:opendocument:xmlns:text:1.0">PPTC282LFBN-RC</ns2:p>
          </ns1:table-cell>
          <ns1:table-cell ns1:number-columns-repeated="1"/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1:number-columns-repeated="1">
            <ns2:p xmlns:ns2="urn:oasis:names:tc:opendocument:xmlns:text:1.0"/>
          </ns1:table-cell>
          <ns1:table-cell ns0:value-type="float" ns1:formula="oooc:=[.D4]*[.A33]" ns1:number-columns-repeated="1">
            <ns2:p xmlns:ns2="urn:oasis:names:tc:opendocument:xmlns:text:1.0">0</ns2:p>
          </ns1:table-cell>
          <ns1:table-cell ns1:number-columns-repeated="249"/>
        </ns1:table-row>
        <ns1:table-row ns1:number-rows-repeated="65502" ns1:style-name="ro1">
          <ns1:table-cell ns1:number-columns-repeated="256"/>
        </ns1:table-row>
        <ns1:table-row ns1:style-name="ro1">
          <ns1:table-cell ns1:number-columns-repeated="256"/>
        </ns1:table-row>
      </ns1:table>
      <ns1:table xmlns:ns1="urn:oasis:names:tc:opendocument:xmlns:table:1.0" ns1:name="Sheet2" ns1:print="false" ns1:style-name="ta1">
        <ns1:table-column ns1:default-cell-style-name="Default" ns1:style-name="co4"/>
        <ns1:table-row ns1:style-name="ro1">
          <ns1:table-cell/>
        </ns1:table-row>
      </ns1:table>
      <ns1:table xmlns:ns1="urn:oasis:names:tc:opendocument:xmlns:table:1.0" ns1:name="Sheet3" ns1:print="false" ns1:style-name="ta1">
        <ns1:table-column ns1:default-cell-style-name="Default" ns1:style-name="co4"/>
        <ns1:table-row ns1:style-name="ro1">
          <ns1:table-cell/>
        </ns1:table-row>
      </ns1:table>
    </ns0:spreadsheet>
  </ns0:body>
</ns0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Nimbus Sans L1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4-27">04/27/2006</text:date>, <text:time>01:0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4-25T05:39:27</meta:creation-date>
    <dc:date>2006-04-27T01:05:52</dc:date>
    <dc:language>en-US</dc:language>
    <meta:editing-cycles>4</meta:editing-cycles>
    <meta:editing-duration>PT17M38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